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3389in" style:rel-column-width="13107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3389in" style:rel-column-width="13107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ustomer List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Code</text:p>
          </table:table-cell>
          <table:table-cell table:style-name="Table2.A1" office:value-type="string">
            <text:p text:style-name="P4">First Name</text:p>
          </table:table-cell>
          <table:table-cell table:style-name="Table2.A1" office:value-type="string">
            <text:p text:style-name="P4">Last Name</text:p>
          </table:table-cell>
          <table:table-cell table:style-name="Table2.E1" office:value-type="string">
            <text:p text:style-name="P4">Nationality</text:p>
          </table:table-cell>
        </table:table-row>
      </table:table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4"><text:script script:language="jooscript">@table:table-row
[#list  listofcustomers as row]

@/table:table-row
[/#list]
</text:script>${row[0]}</text:p>
          </table:table-cell>
          <table:table-cell table:style-name="Table3.A1" office:value-type="string">
            <text:p text:style-name="P4">${row[1]}</text:p>
          </table:table-cell>
          <table:table-cell table:style-name="Table3.A1" office:value-type="string">
            <text:p text:style-name="P4">${row[2]}</text:p>
          </table:table-cell>
          <table:table-cell table:style-name="Table3.A1" office:value-type="string">
            <text:p text:style-name="P4">${row[3]}</text:p>
          </table:table-cell>
          <table:table-cell table:style-name="Table3.E1" office:value-type="string">
            <text:p text:style-name="P4">${row[4]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yHeng Lim</meta:initial-creator>
    <meta:creation-date>2015-08-02T15:51:09</meta:creation-date>
    <dc:date>2015-08-02T17:40:30</dc:date>
    <dc:creator>LayHeng Lim</dc:creator>
    <meta:editing-duration>PT1H5M12S</meta:editing-duration>
    <meta:editing-cycles>15</meta:editing-cycles>
    <meta:generator>OpenOffice/4.1.1$Unix OpenOffice.org_project/411m6$Build-9775</meta:generator>
    <meta:document-statistic meta:table-count="2" meta:image-count="0" meta:object-count="0" meta:page-count="1" meta:paragraph-count="11" meta:word-count="14" meta:character-count="95"/>
  </office:meta>
</office:document-meta>
</file>